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numbered vecto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</text:p>
          </table:table-cell>
          <table:table-cell office:value-type="string" calcext:value-type="string">
            <text:p>R ins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vector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0/00/0000</text:date>, <text:time style:data-style-name="N2" text:time-value="18:12:22.657326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9-07T19:10:14.439550876</dc:date>
    <meta:editing-duration>P5DT21H16M31S</meta:editing-duration>
    <meta:editing-cycles>419</meta:editing-cycles>
    <meta:generator>LibreOffice/5.2.7.2$Linux_X86_64 LibreOffice_project/20m0$Build-2</meta:generator>
    <meta:document-statistic meta:table-count="1" meta:cell-count="4268" meta:object-count="0"/>
  </office:meta>
</office:document-meta>
</file>